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:</text:p>
      <text:p text:style-name="Standard"><text:tab/>-Multithreading wo Threads nicht im gleichen Thread</text:p>
      <text:p text:style-name="Standard"><text:tab/>-Höherer Skalierungsfaktor als bei Multithreading (nicht begrenzt durch memory bus)</text:p>
      <text:p text:style-name="Standard"><text:tab/>-Auf mehreren Systemen oder mit Spezialhardware </text:p>
      <text:p text:style-name="Standard"><text:tab/>-Multiprogramming schließt Multithreading nicht aus</text:p>
      <text:p text:style-name="P1"><text:span text:style-name="T1"><text:tab/>-Langsamer wegen IO also muss es sich eignen</text:span></text:p>
      <text:p text:style-name="P1"><text:span text:style-name="T1"><text:tab/>-Knoten sind Ausführer</text:span></text:p>
      <text:p text:style-name="P1">Was lohnt sich:</text:p>
      <text:p text:style-name="P1"><text:span text:style-name="T1"><text:tab/>-Server immer (Weiche die an Knoten weiterschickt)</text:span></text:p>
      <text:p text:style-name="P1"><text:span text:style-name="T1"><text:tab/>-Sequenztbasierte Algorithmen</text:span></text:p>
      <text:p text:style-name="P1"><text:span text:style-name="T1"><text:tab/><text:tab/>-Daten aus Sequenzen</text:span></text:p>
      <text:p text:style-name="P1"><text:span text:style-name="T1"><text:tab/><text:tab/>-Video, Große Mengen</text:span></text:p>
      <text:p text:style-name="P1"><text:span text:style-name="T1"><text:tab/><text:tab/>-Problem, dass Daten verschickt werden müssen anstatt nur Referenzen bei geteiltem <text:tab/><text:tab/>Speicher</text:span></text:p>
      <text:p text:style-name="P1"><text:span text:style-name="T1"><text:tab/><text:tab/>-Aber keine Kritischen Abschnitte</text:span></text:p>
      <text:p text:style-name="P1"><text:span text:style-name="T1"><text:tab/>-Rekursive Algorithmen (nur Divide and conquer)</text:span></text:p>
      <text:p text:style-name="P1"><text:span text:style-name="T1"><text:tab/><text:tab/>-Diese Algorithmen bauen erst einen Baum und bearbeiten einen Ast oder <text:tab/><text:tab/><text:tab/>verschiedene Elemente nacheinander <text:tab/><text:tab/><text:tab/></text:span></text:p>
      <text:p text:style-name="P1"><text:span text:style-name="T1"/></text:p>
      <text:p text:style-name="P1">Bottleneck:</text:p>
      <text:p text:style-name="P1"><text:span text:style-name="T1"><text:tab/>-Netzwerktraffic</text:span></text:p>
      <text:p text:style-name="P1"><text:span text:style-name="T1"><text:tab/>-Umgehen mit SingleComputerCluster für SharedMemory</text:span></text:p>
      <text:p text:style-name="P1"><text:span text:style-name="T1"><text:tab/><text:tab/>-Lohnt sich aber nicht</text:span></text:p>
      <text:p text:style-name="P1">Variablen-Scopes:</text:p>
      <text:p text:style-name="P2"><text:tab/>Server werden hier drin gespeichert, um leute an den selben Server zu schicken</text:p>
      <text:p text:style-name="P1"><text:span text:style-name="T1"><text:tab/>-Request Scope: Variable beginnt, bei Request</text:span></text:p>
      <text:p text:style-name="P1"><text:span text:style-name="T1"><text:tab/>-Session Scope: erzeugt beim ersten connecten und vernichted beim timeout</text:span></text:p>
      <text:p text:style-name="P1"><text:span text:style-name="T1"><text:tab/>-Application Scope: Beginn bei der Applikation, alle kennens</text:span></text:p>
      <text:p text:style-name="P1"><text:span text:style-name="T1"/></text:p>
      <text:p text:style-name="P1">Hardware:</text:p>
      <text:p text:style-name="P1"><text:span text:style-name="T1"><text:tab/>-Single Computer Cluster:</text:span></text:p>
      <text:p text:style-name="P1"><text:span text:style-name="T1"><text:tab/><text:tab/>-Aufgeteilt in Teile</text:span></text:p>
      <text:p text:style-name="P1"><text:span text:style-name="T1"><text:tab/><text:tab/><text:tab/>-Jeder besteht aus einer CPU mit eigenem RAM teil</text:span></text:p>
      <text:p text:style-name="P1"><text:span text:style-name="T1"><text:tab/><text:tab/><text:tab/>-Beispiel aus mehreren Motherboards mit eigenen CPUs und RAMs</text:span></text:p>
      <text:p text:style-name="P1"><text:span text:style-name="T1"><text:tab/><text:tab/><text:tab/>-&gt; jedes Motherboard sollte seine eigenen Programme ha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8S</meta:editing-duration>
    <meta:editing-cycles>16</meta:editing-cycles>
    <meta:generator>OpenOffice.org/3.4.1$Win32 OpenOffice.org_project/341m1$Build-9593</meta:generator>
    <dc:date>2015-05-22T17:17:54.76</dc:date>
    <meta:document-statistic meta:table-count="0" meta:image-count="0" meta:object-count="0" meta:page-count="1" meta:paragraph-count="31" meta:word-count="176" meta:character-count="1362"/>
    <meta:user-defined meta:name="Info 1"/>
    <meta:user-defined meta:name="Info 2"/>
    <meta:user-defined meta:name="Info 3"/>
    <meta:user-defined meta:name="Info 4"/>
  </office:meta>
</office:document-meta>
</file>